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roman" style:font-pitch="variable"/>
    <style:font-face style:name="Doulos SIL" svg:font-family="'Doulos SI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oulos SIL1" svg:font-family="'Doulos SIL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0.3458in" style:rel-column-width="3276*"/>
    </style:style>
    <style:style style:name="Table1.B" style:family="table-column">
      <style:table-column-properties style:column-width="6.5792in" style:rel-column-width="62259*"/>
    </style:style>
    <style:style style:name="Table1.A1" style:family="table-cell">
      <style:table-cell-properties fo:padding="0in" fo:border="none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0.3458in" style:rel-column-width="3276*"/>
    </style:style>
    <style:style style:name="Table2.B" style:family="table-column">
      <style:table-column-properties style:column-width="6.5792in" style:rel-column-width="62259*"/>
    </style:style>
    <style:style style:name="Table2.A1" style:family="table-cell">
      <style:table-cell-properties fo:padding="0in" fo:border="none"/>
    </style:style>
    <style:style style:name="Table3" style:family="table">
      <style:table-properties style:width="3.7257in" table:align="left"/>
    </style:style>
    <style:style style:name="Table3.A" style:family="table-column">
      <style:table-column-properties style:column-width="0.716in"/>
    </style:style>
    <style:style style:name="Table3.B" style:family="table-column">
      <style:table-column-properties style:column-width="0.3715in"/>
    </style:style>
    <style:style style:name="Table3.C" style:family="table-column">
      <style:table-column-properties style:column-width="0.4243in"/>
    </style:style>
    <style:style style:name="Table3.E" style:family="table-column">
      <style:table-column-properties style:column-width="0.4514in"/>
    </style:style>
    <style:style style:name="Table3.F" style:family="table-column">
      <style:table-column-properties style:column-width="0.5389in"/>
    </style:style>
    <style:style style:name="Table3.G" style:family="table-column">
      <style:table-column-properties style:column-width="0.5076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925in" table:align="margins" style:may-break-between-rows="false"/>
    </style:style>
    <style:style style:name="Table4.A" style:family="table-column">
      <style:table-column-properties style:column-width="0.3458in" style:rel-column-width="3276*"/>
    </style:style>
    <style:style style:name="Table4.B" style:family="table-column">
      <style:table-column-properties style:column-width="6.5792in" style:rel-column-width="62259*"/>
    </style:style>
    <style:style style:name="Table4.A1" style:family="table-cell">
      <style:table-cell-properties fo:padding="0in" fo:border="none"/>
    </style:style>
    <style:style style:name="Table5" style:family="table">
      <style:table-properties style:width="3.7257in" table:align="left"/>
    </style:style>
    <style:style style:name="Table5.A" style:family="table-column">
      <style:table-column-properties style:column-width="0.716in"/>
    </style:style>
    <style:style style:name="Table5.B" style:family="table-column">
      <style:table-column-properties style:column-width="0.3715in"/>
    </style:style>
    <style:style style:name="Table5.C" style:family="table-column">
      <style:table-column-properties style:column-width="0.4243in"/>
    </style:style>
    <style:style style:name="Table5.E" style:family="table-column">
      <style:table-column-properties style:column-width="0.4514in"/>
    </style:style>
    <style:style style:name="Table5.F" style:family="table-column">
      <style:table-column-properties style:column-width="0.5389in"/>
    </style:style>
    <style:style style:name="Table5.G" style:family="table-column">
      <style:table-column-properties style:column-width="0.5076in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6.925in" table:align="margins" style:may-break-between-rows="false"/>
    </style:style>
    <style:style style:name="Table6.A" style:family="table-column">
      <style:table-column-properties style:column-width="0.3458in" style:rel-column-width="3276*"/>
    </style:style>
    <style:style style:name="Table6.B" style:family="table-column">
      <style:table-column-properties style:column-width="6.5792in" style:rel-column-width="62259*"/>
    </style:style>
    <style:style style:name="Table6.A1" style:family="table-cell">
      <style:table-cell-properties fo:padding="0in" fo:border="none"/>
    </style:style>
    <style:style style:name="Table7" style:family="table">
      <style:table-properties style:width="3.7257in" table:align="left"/>
    </style:style>
    <style:style style:name="Table7.A" style:family="table-column">
      <style:table-column-properties style:column-width="0.716in"/>
    </style:style>
    <style:style style:name="Table7.B" style:family="table-column">
      <style:table-column-properties style:column-width="0.3715in"/>
    </style:style>
    <style:style style:name="Table7.C" style:family="table-column">
      <style:table-column-properties style:column-width="0.4243in"/>
    </style:style>
    <style:style style:name="Table7.E" style:family="table-column">
      <style:table-column-properties style:column-width="0.4514in"/>
    </style:style>
    <style:style style:name="Table7.F" style:family="table-column">
      <style:table-column-properties style:column-width="0.5389in"/>
    </style:style>
    <style:style style:name="Table7.G" style:family="table-column">
      <style:table-column-properties style:column-width="0.5076in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6.925in" table:align="margins" style:may-break-between-rows="false"/>
    </style:style>
    <style:style style:name="Table8.A" style:family="table-column">
      <style:table-column-properties style:column-width="0.3458in" style:rel-column-width="3276*"/>
    </style:style>
    <style:style style:name="Table8.B" style:family="table-column">
      <style:table-column-properties style:column-width="6.5792in" style:rel-column-width="62259*"/>
    </style:style>
    <style:style style:name="Table8.A1" style:family="table-cell">
      <style:table-cell-properties fo:padding="0in" fo:border="none"/>
    </style:style>
    <style:style style:name="Table9" style:family="table">
      <style:table-properties style:width="3.7257in" table:align="left"/>
    </style:style>
    <style:style style:name="Table9.A" style:family="table-column">
      <style:table-column-properties style:column-width="0.716in"/>
    </style:style>
    <style:style style:name="Table9.B" style:family="table-column">
      <style:table-column-properties style:column-width="0.3715in"/>
    </style:style>
    <style:style style:name="Table9.C" style:family="table-column">
      <style:table-column-properties style:column-width="0.4243in"/>
    </style:style>
    <style:style style:name="Table9.E" style:family="table-column">
      <style:table-column-properties style:column-width="0.4514in"/>
    </style:style>
    <style:style style:name="Table9.F" style:family="table-column">
      <style:table-column-properties style:column-width="0.5389in"/>
    </style:style>
    <style:style style:name="Table9.G" style:family="table-column">
      <style:table-column-properties style:column-width="0.5076in"/>
    </style:style>
    <style:style style:name="Table9.A1" style:family="table-cell">
      <style:table-cell-properties fo:padding="0.0382in" fo:border="none"/>
    </style:style>
    <style:style style:name="fr1" style:family="graphic" style:parent-style-name="Interlin_20_Frame">
      <style:graphic-properties style:vertical-pos="from-top" style:horizontal-pos="from-left" style:horizontal-rel="paragraph-content"/>
    </style:style>
    <style:style style:name="fr2" style:family="graphic" style:parent-style-name="Interlin_20_Morpheme_20_Frame">
      <style:graphic-properties style:vertical-pos="from-top" style:horizontal-pos="from-left" style:horizontal-rel="paragraph-cont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utoNr"/>
      </text:sequence-decls>
      <text:user-field-decls>
        <text:user-field-decl office:value-type="string" office:string-value="1" text:name="LTg_XML_fileCount"/>
        <text:user-field-decl office:value-type="string" office:string-value="D:\Jim\study\_computing\Office\OOo Linguistic Tools\test\data from Sam Mar 1\OOexportFlex.xml" text:name="LTg_XML_filePath00"/>
        <text:user-field-decl office:value-type="string" office:string-value="None" text:name="LTg_XML_filePrefix00"/>
        <text:user-field-decl office:value-type="string" office:string-value="0" text:name="LTg_HideExNumbers"/>
        <text:user-field-decl office:value-type="string" office:string-value="1" text:name="LTg_ShowMorphBreaks"/>
        <text:user-field-decl office:value-type="string" office:string-value="1" text:name="LTg_ShowPartOfSpeech"/>
        <text:user-field-decl office:value-type="string" office:string-value="tables" text:name="LTg_Method"/>
        <text:user-field-decl office:value-type="string" office:string-value="50" text:name="LTg_TableCharsPerRow"/>
        <text:user-field-decl office:value-type="string" office:string-value="Interlin Frame" text:name="LTg_StyleName_InterlinearFrame"/>
        <text:user-field-decl office:value-type="string" office:string-value="Interlin Freeform Gloss" text:name="LTg_StyleName_FreeTxln"/>
        <text:user-field-decl office:value-type="string" office:string-value="Interlin Last Row" text:name="LTg_StyleName_LastRowPara"/>
        <text:user-field-decl office:value-type="string" office:string-value="Interlin Morpheme Frame" text:name="LTg_StyleName_MorphemeFrame"/>
        <text:user-field-decl office:value-type="string" office:string-value="Interlin Morph" text:name="LTg_StyleName_Morpheme"/>
        <text:user-field-decl office:value-type="string" office:string-value="Interlin Base" text:name="LTg_StyleName_Text"/>
        <text:user-field-decl office:value-type="string" office:string-value="Interlin Gloss" text:name="LTg_StyleName_Gloss"/>
        <text:user-field-decl office:value-type="string" office:string-value="Interlin Reference Number" text:name="LTg_StyleName_RefNum"/>
        <text:user-field-decl office:value-type="string" office:string-value="Interlin POS" text:name="LTg_StyleName_POS"/>
        <text:user-field-decl office:value-type="string" office:string-value="Interlin Example Number" text:name="LTg_StyleName_NumPara"/>
        <text:user-field-decl office:value-type="string" office:string-value="5" text:name="LTg_NumberingColWidth"/>
        <text:user-field-decl office:value-type="string" office:string-value="1.1" text:name="LTg_EXREFNUM"/>
        <text:user-field-decl office:value-type="string" office:string-value="Korwa Dev2Roman" text:name="LTc_ConverterName"/>
        <text:user-field-decl office:value-type="string" office:string-value="Style" text:name="LTc_WhichScope"/>
        <text:user-field-decl office:value-type="string" office:string-value="ParaStyle" text:name="LTc_WhichTarget"/>
        <text:user-field-decl office:value-type="string" office:string-value="Interlin Base" text:name="LTc_ScopeStyle"/>
        <text:user-field-decl office:value-type="string" office:string-value="Times New Roman" text:name="LTc_ScopeFont"/>
        <text:user-field-decl office:value-type="string" office:string-value="IPA" text:name="LTc_TargetParaStyle"/>
        <text:user-field-decl office:value-type="string" office:string-value="" text:name="LTc_TargetCharStyle"/>
        <text:user-field-decl office:value-type="string" office:string-value="" text:name="LTc_SFM_Markers"/>
        <text:user-field-decl office:value-type="string" office:string-value="0" text:name="LTc_RemoveLineBreaks"/>
        <text:user-field-decl office:value-type="string" office:string-value="True" text:name="LTc_ConvDirectionFw"/>
        <text:user-field-decl office:value-type="string" office:string-value="0" text:name="LTc_ConvNormalize"/>
      </text:user-field-decls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Interlin_20_Example_20_Number">(<text:sequence text:ref-name="refAutoNr0" text:name="AutoNr" text:formula="ooow:AutoNr+1" style:num-format="1">1</text:sequence>)</text:p>
          </table:table-cell>
          <table:table-cell table:style-name="Table1.A1" office:value-type="string">
            <text:p text:style-name="Table_20_Contents"><draw:frame draw:style-name="fr1" draw:name="Frame1" text:anchor-type="as-char" svg:y="0in" fo:min-width="0.0161in" draw:z-index="0"><draw:text-box fo:min-height="0.0161in"><text:p text:style-name="Interlin_20_Base">मीटोङ</text:p><text:p text:style-name="Standard"><draw:frame draw:style-name="fr2" draw:name="Frame2" text:anchor-type="as-char" svg:y="0in" fo:min-width="0.0161in" draw:z-index="1"><draw:text-box fo:min-height="0.0161in"><text:p text:style-name="Interlin_20_Morph">मीटोङ</text:p><text:p text:style-name="Interlin_20_Gloss">One</text:p><text:p text:style-name="Interlin_20_POS">cardnum </text:p></draw:text-box></draw:frame></text:p></draw:text-box></draw:frame><draw:frame draw:style-name="fr1" draw:name="Frame3" text:anchor-type="as-char" svg:y="0in" fo:min-width="0.0161in" draw:z-index="2"><draw:text-box fo:min-height="0.0161in"><text:p text:style-name="Interlin_20_Base">ठाँव</text:p><text:p text:style-name="Standard"><draw:frame draw:style-name="fr2" draw:name="Frame4" text:anchor-type="as-char" svg:y="0in" fo:min-width="0.0161in" draw:z-index="3"><draw:text-box fo:min-height="0.0161in"><text:p text:style-name="Interlin_20_Morph">ठाँव</text:p><text:p text:style-name="Interlin_20_Gloss">Log</text:p><text:p text:style-name="Interlin_20_POS">n </text:p></draw:text-box></draw:frame></text:p></draw:text-box></draw:frame><draw:frame draw:style-name="fr1" draw:name="Frame5" text:anchor-type="as-char" svg:y="0in" fo:min-width="0.0161in" draw:z-index="4"><draw:text-box fo:min-height="0.0161in"><text:p text:style-name="Interlin_20_Base">रे</text:p><text:p text:style-name="Standard"><draw:frame draw:style-name="fr2" draw:name="Frame6" text:anchor-type="as-char" svg:y="0in" fo:min-width="0.0161in" draw:z-index="5"><draw:text-box fo:min-height="0.0161in"><text:p text:style-name="Interlin_20_Morph">रे</text:p><text:p text:style-name="Interlin_20_Gloss">LOC</text:p><text:p text:style-name="Interlin_20_POS">post </text:p></draw:text-box></draw:frame></text:p></draw:text-box></draw:frame><draw:frame draw:style-name="fr1" draw:name="Frame7" text:anchor-type="as-char" svg:y="0in" fo:min-width="0.0161in" draw:z-index="6"><draw:text-box fo:min-height="0.0161in"><text:p text:style-name="Interlin_20_Base">मीटोङ</text:p><text:p text:style-name="Standard"><draw:frame draw:style-name="fr2" draw:name="Frame8" text:anchor-type="as-char" svg:y="0in" fo:min-width="0.0161in" draw:z-index="7"><draw:text-box fo:min-height="0.0161in"><text:p text:style-name="Interlin_20_Morph">मीटोङ</text:p><text:p text:style-name="Interlin_20_Gloss">One</text:p><text:p text:style-name="Interlin_20_POS">cardnum </text:p></draw:text-box></draw:frame></text:p></draw:text-box></draw:frame><draw:frame draw:style-name="fr1" draw:name="Frame9" text:anchor-type="as-char" svg:y="0in" fo:min-width="0.0161in" draw:z-index="8"><draw:text-box fo:min-height="0.0161in"><text:p text:style-name="Interlin_20_Base">मुइज</text:p><text:p text:style-name="Standard"><draw:frame draw:style-name="fr2" draw:name="Frame10" text:anchor-type="as-char" svg:y="0in" fo:min-width="0.0161in" draw:z-index="9"><draw:text-box fo:min-height="0.0161in"><text:p text:style-name="Interlin_20_Morph">मुइज</text:p><text:p text:style-name="Interlin_20_Gloss">and</text:p><text:p text:style-name="Interlin_20_POS">n </text:p></draw:text-box></draw:frame></text:p></draw:text-box></draw:frame><draw:frame draw:style-name="fr1" draw:name="Frame11" text:anchor-type="as-char" svg:y="0in" fo:min-width="0.0161in" draw:z-index="10"><draw:text-box fo:min-height="0.0161in"><text:p text:style-name="Interlin_20_Base">दोहोना।</text:p><text:p text:style-name="Standard"><draw:frame draw:style-name="fr2" draw:name="Frame12" text:anchor-type="as-char" svg:y="0in" fo:min-width="0.0161in" draw:z-index="11"><draw:text-box fo:min-height="0.0161in"><text:p text:style-name="Interlin_20_Morph">दोहोन</text:p><text:p text:style-name="Interlin_20_Gloss">Stay</text:p><text:p text:style-name="Interlin_20_POS">v </text:p></draw:text-box></draw:frame><draw:frame draw:style-name="fr2" draw:name="Frame13" text:anchor-type="as-char" svg:y="0in" fo:min-width="0.0161in" draw:z-index="12"><draw:text-box fo:min-height="0.0161in"><text:p text:style-name="Interlin_20_Morph">-ा</text:p><text:p text:style-name="Interlin_20_Gloss">FIN</text:p><text:p text:style-name="Interlin_20_POS">v:Any</text:p></draw:text-box></draw:frame></text:p></draw:text-box></draw:frame></text:p>
            <text:p text:style-name="Interlin_20_Freeform_20_Gloss">One Cardnum <text:span text:style-name="Interlin_20_Reference_20_Number"><text:s text:c="4"/>1.1</text:span>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Interlin_20_Example_20_Number">(<text:sequence text:ref-name="refAutoNr1" text:name="AutoNr" text:formula="ooow:AutoNr+1" style:num-format="1">2</text:sequence>)</text:p>
          </table:table-cell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A"/>
              <table:table-column table:style-name="Table3.E"/>
              <table:table-column table:style-name="Table3.F"/>
              <table:table-column table:style-name="Table3.G"/>
              <table:table-row>
                <table:table-cell table:style-name="Table3.A1" office:value-type="string">
                  <text:p text:style-name="Interlin_20_Base">mīṭōṅ</text:p>
                </table:table-cell>
                <table:table-cell table:style-name="Table3.A1" office:value-type="string">
                  <text:p text:style-name="Interlin_20_Base">ठाँव</text:p>
                </table:table-cell>
                <table:table-cell table:style-name="Table3.A1" office:value-type="string">
                  <text:p text:style-name="Interlin_20_Base">रे</text:p>
                </table:table-cell>
                <table:table-cell table:style-name="Table3.A1" office:value-type="string">
                  <text:p text:style-name="Interlin_20_Base">मीटोङ</text:p>
                </table:table-cell>
                <table:table-cell table:style-name="Table3.A1" office:value-type="string">
                  <text:p text:style-name="Interlin_20_Base">मुइज</text:p>
                </table:table-cell>
                <table:table-cell table:style-name="Table3.A1" table:number-columns-spanned="2" office:value-type="string">
                  <text:p text:style-name="Interlin_20_Base">दोहोना।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Interlin_20_Morph">मीटोङ</text:p>
                </table:table-cell>
                <table:table-cell table:style-name="Table3.A1" office:value-type="string">
                  <text:p text:style-name="Interlin_20_Morph">ठाँव</text:p>
                </table:table-cell>
                <table:table-cell table:style-name="Table3.A1" office:value-type="string">
                  <text:p text:style-name="Interlin_20_Morph">रे</text:p>
                </table:table-cell>
                <table:table-cell table:style-name="Table3.A1" office:value-type="string">
                  <text:p text:style-name="Interlin_20_Morph">मीटोङ</text:p>
                </table:table-cell>
                <table:table-cell table:style-name="Table3.A1" office:value-type="string">
                  <text:p text:style-name="Interlin_20_Morph">मुइज</text:p>
                </table:table-cell>
                <table:table-cell table:style-name="Table3.A1" office:value-type="string">
                  <text:p text:style-name="Interlin_20_Morph">दोहोन</text:p>
                </table:table-cell>
                <table:table-cell table:style-name="Table3.A1" office:value-type="string">
                  <text:p text:style-name="Interlin_20_Morph">-ा</text:p>
                </table:table-cell>
              </table:table-row>
              <table:table-row>
                <table:table-cell table:style-name="Table3.A1" office:value-type="string">
                  <text:p text:style-name="Interlin_20_Gloss">One</text:p>
                </table:table-cell>
                <table:table-cell table:style-name="Table3.A1" office:value-type="string">
                  <text:p text:style-name="Interlin_20_Gloss">Log</text:p>
                </table:table-cell>
                <table:table-cell table:style-name="Table3.A1" office:value-type="string">
                  <text:p text:style-name="Interlin_20_Gloss">LOC</text:p>
                </table:table-cell>
                <table:table-cell table:style-name="Table3.A1" office:value-type="string">
                  <text:p text:style-name="Interlin_20_Gloss">One</text:p>
                </table:table-cell>
                <table:table-cell table:style-name="Table3.A1" office:value-type="string">
                  <text:p text:style-name="Interlin_20_Gloss">and</text:p>
                </table:table-cell>
                <table:table-cell table:style-name="Table3.A1" office:value-type="string">
                  <text:p text:style-name="Interlin_20_Gloss">Stay</text:p>
                </table:table-cell>
                <table:table-cell table:style-name="Table3.A1" office:value-type="string">
                  <text:p text:style-name="Interlin_20_Gloss">FIN</text:p>
                </table:table-cell>
              </table:table-row>
              <table:table-row>
                <table:table-cell table:style-name="Table3.A1" office:value-type="string">
                  <text:p text:style-name="Interlin_20_POS">cardnum </text:p>
                </table:table-cell>
                <table:table-cell table:style-name="Table3.A1" office:value-type="string">
                  <text:p text:style-name="Interlin_20_POS">n </text:p>
                </table:table-cell>
                <table:table-cell table:style-name="Table3.A1" office:value-type="string">
                  <text:p text:style-name="Interlin_20_POS">post </text:p>
                </table:table-cell>
                <table:table-cell table:style-name="Table3.A1" office:value-type="string">
                  <text:p text:style-name="Interlin_20_POS">cardnum </text:p>
                </table:table-cell>
                <table:table-cell table:style-name="Table3.A1" office:value-type="string">
                  <text:p text:style-name="Interlin_20_POS">n </text:p>
                </table:table-cell>
                <table:table-cell table:style-name="Table3.A1" office:value-type="string">
                  <text:p text:style-name="Interlin_20_POS">v </text:p>
                </table:table-cell>
                <table:table-cell table:style-name="Table3.A1" office:value-type="string">
                  <text:p text:style-name="Interlin_20_POS">v:Any</text:p>
                </table:table-cell>
              </table:table-row>
            </table:table>
            <text:p text:style-name="Table_20_Contents"/>
            <text:p text:style-name="Interlin_20_Freeform_20_Gloss">One Cardnum <text:span text:style-name="Interlin_20_Reference_20_Number"><text:s text:c="4"/>1.1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Interlin_20_Base">मीटोङ<text:tab/>ठाँव<text:tab/>रे<text:tab/>मीटोङ<text:tab/>मुइज<text:tab/>दोहोना।</text:p>
      <text:p text:style-name="Interlin_20_Morph">मीटोङ<text:tab/>ठाँव<text:tab/>रे<text:tab/>मीटोङ<text:tab/>मुइज<text:tab/>दोहोन<text:tab/>-ा</text:p>
      <text:p text:style-name="Interlin_20_Gloss">One<text:tab/>Log<text:tab/>LOC<text:tab/>One<text:tab/>and<text:tab/>Stay<text:tab/>FIN</text:p>
      <text:p text:style-name="Interlin_20_POS">cardnum <text:tab/>n <text:tab/>post <text:tab/>cardnum <text:tab/>n <text:tab/>v <text:tab/>v:Any</text:p>
      <text:p text:style-name="Interlin_20_Freeform_20_Gloss">One Cardnum <text:span text:style-name="Interlin_20_Reference_20_Number"><text:s text:c="4"/>1.1</text:span></text:p>
      <text:p text:style-name="Interlin_20_Freeform_20_Gloss"><text:span text:style-name="Interlin_20_Reference_20_Number"/></text:p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Interlin_20_Example_20_Number">(<text:sequence text:ref-name="refAutoNr2" text:name="AutoNr" text:formula="ooow:AutoNr+1" style:num-format="1">3</text:sequence>)</text:p>
          </table:table-cell>
          <table:table-cell table:style-name="Table4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A"/>
              <table:table-column table:style-name="Table5.E"/>
              <table:table-column table:style-name="Table5.F"/>
              <table:table-column table:style-name="Table5.G"/>
              <table:table-row>
                <table:table-cell table:style-name="Table5.A1" office:value-type="string">
                  <text:p text:style-name="Interlin_20_Base">मीटोङ</text:p>
                </table:table-cell>
                <table:table-cell table:style-name="Table5.A1" office:value-type="string">
                  <text:p text:style-name="Interlin_20_Base">ठाँव</text:p>
                </table:table-cell>
                <table:table-cell table:style-name="Table5.A1" office:value-type="string">
                  <text:p text:style-name="Interlin_20_Base">रे</text:p>
                </table:table-cell>
                <table:table-cell table:style-name="Table5.A1" office:value-type="string">
                  <text:p text:style-name="Interlin_20_Base">मीटोङ</text:p>
                </table:table-cell>
                <table:table-cell table:style-name="Table5.A1" office:value-type="string">
                  <text:p text:style-name="Interlin_20_Base">मुइज</text:p>
                </table:table-cell>
                <table:table-cell table:style-name="Table5.A1" table:number-columns-spanned="2" office:value-type="string">
                  <text:p text:style-name="Interlin_20_Base">दोहोना।</text:p>
                </table:table-cell>
                <table:covered-table-cell/>
              </table:table-row>
              <table:table-row>
                <table:table-cell table:style-name="Table5.A1" office:value-type="string">
                  <text:p text:style-name="Interlin_20_Morph">मीटोङ</text:p>
                </table:table-cell>
                <table:table-cell table:style-name="Table5.A1" office:value-type="string">
                  <text:p text:style-name="Interlin_20_Morph">ठाँव</text:p>
                </table:table-cell>
                <table:table-cell table:style-name="Table5.A1" office:value-type="string">
                  <text:p text:style-name="Interlin_20_Morph">रे</text:p>
                </table:table-cell>
                <table:table-cell table:style-name="Table5.A1" office:value-type="string">
                  <text:p text:style-name="Interlin_20_Morph">मीटोङ</text:p>
                </table:table-cell>
                <table:table-cell table:style-name="Table5.A1" office:value-type="string">
                  <text:p text:style-name="Interlin_20_Morph">मुइज</text:p>
                </table:table-cell>
                <table:table-cell table:style-name="Table5.A1" office:value-type="string">
                  <text:p text:style-name="Interlin_20_Morph">दोहोन</text:p>
                </table:table-cell>
                <table:table-cell table:style-name="Table5.A1" office:value-type="string">
                  <text:p text:style-name="Interlin_20_Morph">-ा</text:p>
                </table:table-cell>
              </table:table-row>
              <table:table-row>
                <table:table-cell table:style-name="Table5.A1" office:value-type="string">
                  <text:p text:style-name="Interlin_20_Gloss">One</text:p>
                </table:table-cell>
                <table:table-cell table:style-name="Table5.A1" office:value-type="string">
                  <text:p text:style-name="Interlin_20_Gloss">Log</text:p>
                </table:table-cell>
                <table:table-cell table:style-name="Table5.A1" office:value-type="string">
                  <text:p text:style-name="Interlin_20_Gloss">LOC</text:p>
                </table:table-cell>
                <table:table-cell table:style-name="Table5.A1" office:value-type="string">
                  <text:p text:style-name="Interlin_20_Gloss">One</text:p>
                </table:table-cell>
                <table:table-cell table:style-name="Table5.A1" office:value-type="string">
                  <text:p text:style-name="Interlin_20_Gloss">and</text:p>
                </table:table-cell>
                <table:table-cell table:style-name="Table5.A1" office:value-type="string">
                  <text:p text:style-name="Interlin_20_Gloss">Stay</text:p>
                </table:table-cell>
                <table:table-cell table:style-name="Table5.A1" office:value-type="string">
                  <text:p text:style-name="Interlin_20_Gloss">FIN</text:p>
                </table:table-cell>
              </table:table-row>
              <table:table-row>
                <table:table-cell table:style-name="Table5.A1" office:value-type="string">
                  <text:p text:style-name="Interlin_20_POS">cardnum </text:p>
                </table:table-cell>
                <table:table-cell table:style-name="Table5.A1" office:value-type="string">
                  <text:p text:style-name="Interlin_20_POS">n </text:p>
                </table:table-cell>
                <table:table-cell table:style-name="Table5.A1" office:value-type="string">
                  <text:p text:style-name="Interlin_20_POS">post </text:p>
                </table:table-cell>
                <table:table-cell table:style-name="Table5.A1" office:value-type="string">
                  <text:p text:style-name="Interlin_20_POS">cardnum </text:p>
                </table:table-cell>
                <table:table-cell table:style-name="Table5.A1" office:value-type="string">
                  <text:p text:style-name="Interlin_20_POS">n </text:p>
                </table:table-cell>
                <table:table-cell table:style-name="Table5.A1" office:value-type="string">
                  <text:p text:style-name="Interlin_20_POS">v </text:p>
                </table:table-cell>
                <table:table-cell table:style-name="Table5.A1" office:value-type="string">
                  <text:p text:style-name="Interlin_20_POS">v:Any</text:p>
                </table:table-cell>
              </table:table-row>
            </table:table>
            <text:p text:style-name="Table_20_Contents"/>
            <text:p text:style-name="Interlin_20_Freeform_20_Gloss">One Cardnum <text:span text:style-name="Interlin_20_Reference_20_Number"><text:s text:c="4"/>1.1</text:span></text:p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Interlin_20_Example_20_Number">(<text:sequence text:ref-name="refAutoNr3" text:name="AutoNr" text:formula="ooow:AutoNr+1" style:num-format="1">4</text:sequence>)</text:p>
          </table:table-cell>
          <table:table-cell table:style-name="Table6.A1" office:value-type="string"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A"/>
              <table:table-column table:style-name="Table7.E"/>
              <table:table-column table:style-name="Table7.F"/>
              <table:table-column table:style-name="Table7.G"/>
              <table:table-row>
                <table:table-cell table:style-name="Table7.A1" office:value-type="string">
                  <text:p text:style-name="Interlin_20_Base">मीटोङ</text:p>
                </table:table-cell>
                <table:table-cell table:style-name="Table7.A1" office:value-type="string">
                  <text:p text:style-name="Interlin_20_Base">ठाँव</text:p>
                </table:table-cell>
                <table:table-cell table:style-name="Table7.A1" office:value-type="string">
                  <text:p text:style-name="Interlin_20_Base">रे</text:p>
                </table:table-cell>
                <table:table-cell table:style-name="Table7.A1" office:value-type="string">
                  <text:p text:style-name="Interlin_20_Base">मीटोङ</text:p>
                </table:table-cell>
                <table:table-cell table:style-name="Table7.A1" office:value-type="string">
                  <text:p text:style-name="Interlin_20_Base">मुइज</text:p>
                </table:table-cell>
                <table:table-cell table:style-name="Table7.A1" table:number-columns-spanned="2" office:value-type="string">
                  <text:p text:style-name="Interlin_20_Base">दोहोना।</text:p>
                </table:table-cell>
                <table:covered-table-cell/>
              </table:table-row>
              <table:table-row>
                <table:table-cell table:style-name="Table7.A1" office:value-type="string">
                  <text:p text:style-name="Interlin_20_Morph">मीटोङ</text:p>
                </table:table-cell>
                <table:table-cell table:style-name="Table7.A1" office:value-type="string">
                  <text:p text:style-name="Interlin_20_Morph">ठाँव</text:p>
                </table:table-cell>
                <table:table-cell table:style-name="Table7.A1" office:value-type="string">
                  <text:p text:style-name="Interlin_20_Morph">रे</text:p>
                </table:table-cell>
                <table:table-cell table:style-name="Table7.A1" office:value-type="string">
                  <text:p text:style-name="Interlin_20_Morph">मीटोङ</text:p>
                </table:table-cell>
                <table:table-cell table:style-name="Table7.A1" office:value-type="string">
                  <text:p text:style-name="Interlin_20_Morph">मुइज</text:p>
                </table:table-cell>
                <table:table-cell table:style-name="Table7.A1" office:value-type="string">
                  <text:p text:style-name="Interlin_20_Morph">दोहोन</text:p>
                </table:table-cell>
                <table:table-cell table:style-name="Table7.A1" office:value-type="string">
                  <text:p text:style-name="Interlin_20_Morph">-ा</text:p>
                </table:table-cell>
              </table:table-row>
              <table:table-row>
                <table:table-cell table:style-name="Table7.A1" office:value-type="string">
                  <text:p text:style-name="Interlin_20_Gloss">One</text:p>
                </table:table-cell>
                <table:table-cell table:style-name="Table7.A1" office:value-type="string">
                  <text:p text:style-name="Interlin_20_Gloss">Log</text:p>
                </table:table-cell>
                <table:table-cell table:style-name="Table7.A1" office:value-type="string">
                  <text:p text:style-name="Interlin_20_Gloss">LOC</text:p>
                </table:table-cell>
                <table:table-cell table:style-name="Table7.A1" office:value-type="string">
                  <text:p text:style-name="Interlin_20_Gloss">One</text:p>
                </table:table-cell>
                <table:table-cell table:style-name="Table7.A1" office:value-type="string">
                  <text:p text:style-name="Interlin_20_Gloss">and</text:p>
                </table:table-cell>
                <table:table-cell table:style-name="Table7.A1" office:value-type="string">
                  <text:p text:style-name="Interlin_20_Gloss">Stay</text:p>
                </table:table-cell>
                <table:table-cell table:style-name="Table7.A1" office:value-type="string">
                  <text:p text:style-name="Interlin_20_Gloss">FIN</text:p>
                </table:table-cell>
              </table:table-row>
              <table:table-row>
                <table:table-cell table:style-name="Table7.A1" office:value-type="string">
                  <text:p text:style-name="Interlin_20_POS">cardnum </text:p>
                </table:table-cell>
                <table:table-cell table:style-name="Table7.A1" office:value-type="string">
                  <text:p text:style-name="Interlin_20_POS">n </text:p>
                </table:table-cell>
                <table:table-cell table:style-name="Table7.A1" office:value-type="string">
                  <text:p text:style-name="Interlin_20_POS">post </text:p>
                </table:table-cell>
                <table:table-cell table:style-name="Table7.A1" office:value-type="string">
                  <text:p text:style-name="Interlin_20_POS">cardnum </text:p>
                </table:table-cell>
                <table:table-cell table:style-name="Table7.A1" office:value-type="string">
                  <text:p text:style-name="Interlin_20_POS">n </text:p>
                </table:table-cell>
                <table:table-cell table:style-name="Table7.A1" office:value-type="string">
                  <text:p text:style-name="Interlin_20_POS">v </text:p>
                </table:table-cell>
                <table:table-cell table:style-name="Table7.A1" office:value-type="string">
                  <text:p text:style-name="Interlin_20_POS">v:Any</text:p>
                </table:table-cell>
              </table:table-row>
            </table:table>
            <text:p text:style-name="Table_20_Contents"/>
            <text:p text:style-name="Interlin_20_Freeform_20_Gloss">One Cardnum <text:span text:style-name="Interlin_20_Reference_20_Number"><text:s text:c="4"/>1.1</text:span>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Interlin_20_Example_20_Number">(<text:sequence text:ref-name="refAutoNr4" text:name="AutoNr" text:formula="ooow:AutoNr+1" style:num-format="1">5</text:sequence>)</text:p>
          </table:table-cell>
          <table:table-cell table:style-name="Table8.A1" office:value-type="string">
            <table:table table:name="Table9" table:style-name="Table9">
              <table:table-column table:style-name="Table9.A"/>
              <table:table-column table:style-name="Table9.B"/>
              <table:table-column table:style-name="Table9.C"/>
              <table:table-column table:style-name="Table9.A"/>
              <table:table-column table:style-name="Table9.E"/>
              <table:table-column table:style-name="Table9.F"/>
              <table:table-column table:style-name="Table9.G"/>
              <table:table-row>
                <table:table-cell table:style-name="Table9.A1" office:value-type="string">
                  <text:p text:style-name="Interlin_20_Base">मीटोङ</text:p>
                </table:table-cell>
                <table:table-cell table:style-name="Table9.A1" office:value-type="string">
                  <text:p text:style-name="Interlin_20_Base">ठाँव</text:p>
                </table:table-cell>
                <table:table-cell table:style-name="Table9.A1" office:value-type="string">
                  <text:p text:style-name="Interlin_20_Base">रे</text:p>
                </table:table-cell>
                <table:table-cell table:style-name="Table9.A1" office:value-type="string">
                  <text:p text:style-name="Interlin_20_Base">मीटोङ</text:p>
                </table:table-cell>
                <table:table-cell table:style-name="Table9.A1" office:value-type="string">
                  <text:p text:style-name="Interlin_20_Base">मुइज</text:p>
                </table:table-cell>
                <table:table-cell table:style-name="Table9.A1" table:number-columns-spanned="2" office:value-type="string">
                  <text:p text:style-name="Interlin_20_Base">दोहोना।</text:p>
                </table:table-cell>
                <table:covered-table-cell/>
              </table:table-row>
              <table:table-row>
                <table:table-cell table:style-name="Table9.A1" office:value-type="string">
                  <text:p text:style-name="Interlin_20_Morph">मीटोङ</text:p>
                </table:table-cell>
                <table:table-cell table:style-name="Table9.A1" office:value-type="string">
                  <text:p text:style-name="Interlin_20_Morph">ठाँव</text:p>
                </table:table-cell>
                <table:table-cell table:style-name="Table9.A1" office:value-type="string">
                  <text:p text:style-name="Interlin_20_Morph">रे</text:p>
                </table:table-cell>
                <table:table-cell table:style-name="Table9.A1" office:value-type="string">
                  <text:p text:style-name="Interlin_20_Morph">मीटोङ</text:p>
                </table:table-cell>
                <table:table-cell table:style-name="Table9.A1" office:value-type="string">
                  <text:p text:style-name="Interlin_20_Morph">मुइज</text:p>
                </table:table-cell>
                <table:table-cell table:style-name="Table9.A1" office:value-type="string">
                  <text:p text:style-name="Interlin_20_Morph">दोहोन</text:p>
                </table:table-cell>
                <table:table-cell table:style-name="Table9.A1" office:value-type="string">
                  <text:p text:style-name="Interlin_20_Morph">-ा</text:p>
                </table:table-cell>
              </table:table-row>
              <table:table-row>
                <table:table-cell table:style-name="Table9.A1" office:value-type="string">
                  <text:p text:style-name="Interlin_20_Gloss">One</text:p>
                </table:table-cell>
                <table:table-cell table:style-name="Table9.A1" office:value-type="string">
                  <text:p text:style-name="Interlin_20_Gloss">Log</text:p>
                </table:table-cell>
                <table:table-cell table:style-name="Table9.A1" office:value-type="string">
                  <text:p text:style-name="Interlin_20_Gloss">LOC</text:p>
                </table:table-cell>
                <table:table-cell table:style-name="Table9.A1" office:value-type="string">
                  <text:p text:style-name="Interlin_20_Gloss">One</text:p>
                </table:table-cell>
                <table:table-cell table:style-name="Table9.A1" office:value-type="string">
                  <text:p text:style-name="Interlin_20_Gloss">and</text:p>
                </table:table-cell>
                <table:table-cell table:style-name="Table9.A1" office:value-type="string">
                  <text:p text:style-name="Interlin_20_Gloss">Stay</text:p>
                </table:table-cell>
                <table:table-cell table:style-name="Table9.A1" office:value-type="string">
                  <text:p text:style-name="Interlin_20_Gloss">FIN</text:p>
                </table:table-cell>
              </table:table-row>
              <table:table-row>
                <table:table-cell table:style-name="Table9.A1" office:value-type="string">
                  <text:p text:style-name="Interlin_20_POS">cardnum </text:p>
                </table:table-cell>
                <table:table-cell table:style-name="Table9.A1" office:value-type="string">
                  <text:p text:style-name="Interlin_20_POS">n </text:p>
                </table:table-cell>
                <table:table-cell table:style-name="Table9.A1" office:value-type="string">
                  <text:p text:style-name="Interlin_20_POS">post </text:p>
                </table:table-cell>
                <table:table-cell table:style-name="Table9.A1" office:value-type="string">
                  <text:p text:style-name="Interlin_20_POS">cardnum </text:p>
                </table:table-cell>
                <table:table-cell table:style-name="Table9.A1" office:value-type="string">
                  <text:p text:style-name="Interlin_20_POS">n </text:p>
                </table:table-cell>
                <table:table-cell table:style-name="Table9.A1" office:value-type="string">
                  <text:p text:style-name="Interlin_20_POS">v </text:p>
                </table:table-cell>
                <table:table-cell table:style-name="Table9.A1" office:value-type="string">
                  <text:p text:style-name="Interlin_20_POS">v:Any</text:p>
                </table:table-cell>
              </table:table-row>
            </table:table>
            <text:p text:style-name="Table_20_Contents"/>
            <text:p text:style-name="Interlin_20_Freeform_20_Gloss">One Cardnum <text:span text:style-name="Interlin_20_Reference_20_Number"><text:s text:c="4"/>1.1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roman" style:font-pitch="variable"/>
    <style:font-face style:name="Doulos SIL" svg:font-family="'Doulos SI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oulos SIL1" svg:font-family="'Doulos SIL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ta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902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ta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lin_20_Base" style:display-name="Interlin Base" style:family="paragraph">
      <style:text-properties fo:color="#0000ff" style:font-name="Doulos SIL" fo:font-size="14pt" style:font-name-complex="Doulos SIL1" style:font-size-complex="14pt"/>
    </style:style>
    <style:style style:name="Interlin_20_Morph" style:display-name="Interlin Morph" style:family="paragraph">
      <style:text-properties fo:color="#800080" style:font-name="Doulos SIL" fo:font-size="14pt" style:font-name-complex="Doulos SIL1" style:font-size-complex="14pt"/>
    </style:style>
    <style:style style:name="Interlin_20_POS" style:display-name="Interlin POS" style:family="paragraph">
      <style:text-properties fo:color="#ff0000" style:font-name="Times New Roman" fo:font-size="12pt" style:font-name-complex="Times New Roman1" style:font-size-complex="12pt"/>
    </style:style>
    <style:style style:name="Interlin_20_Gloss" style:display-name="Interlin Gloss" style:family="paragraph">
      <style:text-properties fo:color="#ff00ff" style:font-name="Times New Roman" fo:font-size="12pt" style:font-name-complex="Times New Roman1" style:font-size-complex="12pt"/>
    </style:style>
    <style:style style:name="Interlin_20_Freeform_20_Gloss" style:display-name="Interlin Freeform Gloss" style:family="paragraph">
      <style:text-properties fo:color="#008000" style:font-name="Times New Roman" fo:font-size="12pt" style:font-name-complex="Times New Roman1" style:font-size-complex="12pt"/>
    </style:style>
    <style:style style:name="Interlin_20_Example_20_Number" style:display-name="Interlin Example Number" style:family="paragraph">
      <style:paragraph-properties fo:margin-top="0.0701in" fo:margin-bottom="0in"/>
    </style:style>
    <style:style style:name="Interlin_20_Last_20_Row" style:display-name="Interlin Last Row" style:family="paragraph">
      <style:paragraph-properties fo:margin-top="0in" fo:margin-bottom="0.1299in"/>
    </style:style>
    <style:style style:name="IPA" style:family="paragraph" style:parent-style-name="Interlin_20_Base"/>
    <style:style style:name="Interlin_20_Reference_20_Number" style:display-name="Interlin Reference Number" style:family="text">
      <style:text-properties fo:color="#800000" style:font-name="Courier New" fo:font-size="12pt"/>
    </style:style>
    <style:style style:name="Interlin_20_Frame" style:display-name="Interlin Frame" style:family="graphic">
      <style:graphic-properties fo:min-width="0.0161in" fo:min-height="0.0161in" text:anchor-type="as-char" fo:margin-left="0in" fo:margin-right="0.1in" fo:margin-top="0in" fo:margin-bottom="0.1in" fo:padding="0in" fo:border="none"/>
    </style:style>
    <style:style style:name="Interlin_20_Morpheme_20_Frame" style:display-name="Interlin Morpheme Frame" style:family="graphic">
      <style:graphic-properties fo:min-width="0.0161in" fo:min-height="0.0161in" text:anchor-type="as-char" fo:margin-left="0in" fo:margin-right="0.1in" fo:margin-top="0in" fo:margin-bottom="0in" fo:padding="0in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01T22:54:44.58</meta:creation-date>
    <meta:editing-duration>PT01H40M45S</meta:editing-duration>
    <meta:editing-cycles>6</meta:editing-cycles>
    <meta:generator>OpenOffice.org/3.2$Win32 OpenOffice.org_project/320m12$Build-9483</meta:generator>
    <meta:initial-creator>Jim Kornelsen</meta:initial-creator>
    <dc:date>2010-03-02T21:10:37</dc:date>
    <dc:creator>Jim Kornelsen</dc:creator>
    <meta:document-statistic meta:table-count="9" meta:image-count="0" meta:object-count="0" meta:page-count="2" meta:paragraph-count="157" meta:word-count="191" meta:character-count="813"/>
  </office:meta>
</office:document-meta>
</file>